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c511" officeooo:paragraph-rsid="0017c511"/>
    </style:style>
    <style:style style:name="P2" style:family="paragraph" style:parent-style-name="Standard">
      <style:paragraph-properties fo:text-align="center" style:justify-single-word="false"/>
      <style:text-properties officeooo:rsid="0017c511" officeooo:paragraph-rsid="0017c511"/>
    </style:style>
    <style:style style:name="P3" style:family="paragraph" style:parent-style-name="Standard">
      <style:text-properties officeooo:rsid="0018b49d" officeooo:paragraph-rsid="0018b49d"/>
    </style:style>
    <style:style style:name="P4" style:family="paragraph" style:parent-style-name="Standard">
      <style:text-properties officeooo:rsid="001aa40c" officeooo:paragraph-rsid="001aa40c"/>
    </style:style>
    <style:style style:name="P5" style:family="paragraph" style:parent-style-name="Standard" style:list-style-name="L1">
      <style:text-properties officeooo:rsid="001aa40c" officeooo:paragraph-rsid="001aa40c"/>
    </style:style>
    <style:style style:name="P6" style:family="paragraph" style:parent-style-name="Standard">
      <style:text-properties officeooo:rsid="001aa40c" officeooo:paragraph-rsid="001aa40c"/>
    </style:style>
    <style:style style:name="P7" style:family="paragraph" style:parent-style-name="Standard">
      <style:text-properties officeooo:rsid="001c4b63" officeooo:paragraph-rsid="001c4b63"/>
    </style:style>
    <style:style style:name="P8" style:family="paragraph" style:parent-style-name="Standard">
      <style:text-properties officeooo:rsid="001dbf3d" officeooo:paragraph-rsid="001dbf3d"/>
    </style:style>
    <style:style style:name="P9" style:family="paragraph" style:parent-style-name="Standard">
      <style:text-properties officeooo:rsid="0018b49d" officeooo:paragraph-rsid="001ef601"/>
    </style:style>
    <style:style style:name="P10" style:family="paragraph" style:parent-style-name="Standard">
      <style:text-properties officeooo:rsid="001fbb49" officeooo:paragraph-rsid="001fbb49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officeooo:rsid="0018b49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7c511"/>
    </style:style>
    <style:style style:name="T5" style:family="text">
      <style:text-properties officeooo:rsid="001aa40c"/>
    </style:style>
    <style:style style:name="T6" style:family="text">
      <style:text-properties officeooo:rsid="001b7842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Self Reference</text:p>
      <text:p text:style-name="P2">by Sven Nilsen, 2019</text:p>
      <text:p text:style-name="P1"/>
      <text:p text:style-name="P1">Higher Order Operator Overloading<text:span text:style-name="T3"><text:reference-ref text:reference-format="text" text:ref-name="1">[1]</text:reference-ref></text:span> states that when you have functions of the same input, you can overload any operator on the return values of the function<text:span text:style-name="T6">s</text:span>:</text:p>
      <text:p text:style-name="P1"/>
      <text:p text:style-name="P1"><text:tab/>g(f<text:span text:style-name="T1">0</text:span>, f<text:span text:style-name="T1">1</text:span>) := \(a : A) = g(f<text:span text:style-name="T1">0</text:span>(a), f<text:span text:style-name="T1">1</text:span>(a))</text:p>
      <text:p text:style-name="P1"/>
      <text:p text:style-name="P1">This makes it possible to treat functions as <text:span text:style-name="T2">values you can compute with, constructing new programs.</text:span></text:p>
      <text:p text:style-name="P1"/>
      <text:p text:style-name="P3">Assume that you have the following function (the set of points on a unit circle<text:span text:style-name="T3"><text:reference-ref text:reference-format="text" text:ref-name="2">[2]</text:reference-ref></text:span>):</text:p>
      <text:p text:style-name="P3"/>
      <text:p text:style-name="P3"><text:tab/><text:span text:style-name="T5">circle := </text:span>\(x : real, y : real) = x<text:span text:style-name="T3">2</text:span> + y<text:span text:style-name="T3">2</text:span> &lt;= 1</text:p>
      <text:p text:style-name="P3"/>
      <text:p text:style-name="P3">Here, there are two arguments, `x` and `y`.</text:p>
      <text:p text:style-name="P3"/>
      <text:p text:style-name="P3">To reference `x` and `y` one can do the following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9">With Higher Order Operator Overloading<text:span text:style-name="T4"><text:reference-ref text:reference-format="text" text:ref-name="1">[1]</text:reference-ref></text:span>, the following expression <text:span text:style-name="T5">re-</text:span>constructs the unit circle:</text:p>
      <text:p text:style-name="P3"/>
      <text:p text:style-name="P3"><text:tab/>x<text:span text:style-name="T3">2</text:span> + y<text:span text:style-name="T3">2</text:span> &lt;= 1<text:tab/><text:tab/><text:tab/>&lt;=&gt;<text:tab/><text:tab/>\(x : real, y : real) = x<text:span text:style-name="T3">2</text:span> + y<text:span text:style-name="T3">2</text:span> &lt;= 1</text:p>
      <text:p text:style-name="P3"/>
      <text:p text:style-name="P3">What happens here is that `x` and `y` are defined as functions that refers to themselves in the context of the function argument tuple `(x : real, y : real)` that is used to construct <text:span text:style-name="T5">new functions</text:span>.</text:p>
      <text:p text:style-name="P3"/>
      <text:p text:style-name="P3">This technique is called “self reference” and <text:span text:style-name="T5">states that:</text:span></text:p>
      <text:p text:style-name="P3"/>
      <text:list xml:id="list3259493908483708475" text:style-name="L1">
        <text:list-item>
          <text:p text:style-name="P5">If we have a function for every input ...</text:p>
        </text:list-item>
        <text:list-item>
          <text:p text:style-name="P5">… and overload all operators with Higher Order Operator Overloading …</text:p>
        </text:list-item>
        <text:list-item>
          <text:p text:style-name="P5">… then the original function can be re-constructed by re-interpreting the original function</text:p>
        </text:list-item>
      </text:list>
      <text:p text:style-name="P4"/>
      <text:p text:style-name="P4">By passing `x` and `y` as self referential functions, the following is true:</text:p>
      <text:p text:style-name="P4"/>
      <text:p text:style-name="P4"><text:tab/>circle(x, y) &lt;=&gt; circle</text:p>
      <text:p text:style-name="P4"/>
      <text:p text:style-name="P4">One can use this technique to prove the commutative property<text:span text:style-name="T3"><text:reference-ref text:reference-format="text" text:ref-name="3">[3]</text:reference-ref></text:span> of the `circle` function in a new way:</text:p>
      <text:p text:style-name="P4"/>
      <text:p text:style-name="P4"><text:tab/>circle(y, x) &lt;=&gt; circle<text:tab/><text:tab/>&lt;=&gt;<text:tab/><text:tab/>∀ x, y { circle(x, y) = circle(y, x) }</text:p>
      <text:p text:style-name="P4"/>
      <text:h text:style-name="P11" text:outline-level="3">References:</text:h>
      <text:p text:style-name="P7"/>
      <text:p text:style-name="P7"><text:reference-mark-start text:name="1"/>[1]<text:reference-mark-end text:name="1"/><text:tab/>“Higher Order Operator Overloading”</text:p>
      <text:p text:style-name="P7"><text:tab/>Sven Nilsen, 2018</text:p>
      <text:p text:style-name="P7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7">https://github.com/advancedresearch/path_semantics/blob/master/papers-wip/higher-order-operator-overloading.pdf</text:span></text:a></text:p>
      <text:p text:style-name="P7"/>
      <text:p text:style-name="P8"><text:reference-mark-start text:name="2"/>[2]<text:reference-mark-end text:name="2"/><text:tab/>“Unit circle”</text:p>
      <text:p text:style-name="P8"><text:tab/>Wikipedia</text:p>
      <text:p text:style-name="P8"><text:tab/><text:a xlink:type="simple" xlink:href="https://en.wikipedia.org/wiki/Unit_circle" text:style-name="Internet_20_link" text:visited-style-name="Visited_20_Internet_20_Link"><text:span text:style-name="T7">https://en.wikipedia.org/wiki/Unit_circle</text:span></text:a></text:p>
      <text:p text:style-name="P8"/>
      <text:p text:style-name="P10"><text:reference-mark-start text:name="3"/>[3]<text:reference-mark-end text:name="3"/><text:tab/>“Commutative property”</text:p>
      <text:p text:style-name="P10"><text:tab/>Wikipedia</text:p>
      <text:p text:style-name="P10"><text:tab/><text:a xlink:type="simple" xlink:href="https://en.wikipedia.org/wiki/Commutative_property" text:style-name="Internet_20_link" text:visited-style-name="Visited_20_Internet_20_Link"><text:span text:style-name="T7">https://en.wikipedia.org/wiki/Commutative_propert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28:13.405213000</meta:creation-date>
    <dc:date>2019-05-08T14:31:44.758931000</dc:date>
    <meta:editing-duration>PT14M44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311" meta:character-count="1880" meta:non-whitespace-character-count="1586"/>
  </office:meta>
</office:document-meta>
</file>